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Dimensions:</text:p>
          </table:table-cell>
          <table:table-cell table:style-name="ce1"/>
          <table:table-cell/>
          <table:table-cell>
            <draw:frame table:end-cell-address="Sheet1.L22" table:end-x="0.6118in" table:end-y="0.1366in" draw:z-index="0" draw:style-name="gr1" draw:text-style-name="P1" svg:width="7.7173in" svg:height="3.5445in" svg:x="0.0055in" svg:y="0.1476in">
              <draw:object draw:notify-on-update-of-ranges="Sheet1.B7:Sheet1.B12 Sheet1.A7:Sheet1.A12 Sheet1.A8:Sheet1.A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nes:1000</text:p>
          </table:table-cell>
          <table:table-cell table:style-name="ce1" office:value-type="string" calcext:value-type="string">
            <text:p>Columns:2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rations:10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RES</text:p>
          </table:table-cell>
          <table:table-cell table:number-columns-repeated="1022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string" calcext:value-type="string">
            <text:p>serial</text:p>
          </table:table-cell>
          <table:table-cell table:number-columns-repeated="1022"/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00:28:43</meta:creation-date>
    <meta:initial-creator>Cristi </meta:initial-creator>
    <dc:language>en-US</dc:language>
    <dc:creator>Cristi </dc:creator>
    <dc:date>2016-11-03T00:43:53</dc:date>
    <meta:editing-cycles>1</meta:editing-cycles>
    <meta:editing-duration>P0D</meta:editing-duration>
    <meta:generator>LibreOffice/4.2.8.2$Linux_X86_64 LibreOffice_project/42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automatic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603cm" svg:height="9.004cm" xlink:href=".." xlink:type="simple" chart:class="chart:line" chart:style-name="ch1">
        <chart:title svg:x="2.834cm" svg:y="0.316cm" chart:style-name="ch2">
          <text:p>Time of running on different number of cores</text:p>
        </chart:title>
        <chart:plot-area chart:style-name="ch3" table:cell-range-address="Sheet1.A7:Sheet1.B12" chart:data-source-has-labels="both" svg:x="1.672cm" svg:y="1.619cm" svg:width="17.539cm" svg:height="6.224cm">
          <chartooo:coordinate-region svg:x="2.293cm" svg:y="1.818cm" svg:width="16.824cm" svg:height="5.378cm"/>
          <chart:axis chart:dimension="x" chart:name="primary-x" chart:style-name="ch4" chartooo:axis-type="auto">
            <chartooo:date-scale/>
            <chart:title svg:x="9.114cm" svg:y="8.023cm" chart:style-name="ch5">
              <text:p>Number of cores</text:p>
            </chart:title>
            <chart:categories table:cell-range-address="Sheet1.B7:Sheet1.B1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4.451cm" chart:style-name="ch5">
              <text:p>Time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A8:Sheet1.A12" chart:label-cell-address="Sheet1.A7:Sheet1.A1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1.5 66.3 33.6 18.4 10.6 8.2</text:p>
                <text:list>
                  <text:list-item>
                    <text:p>61.5</text:p>
                  </text:list-item>
                  <text:list-item>
                    <text:p>66.3</text:p>
                  </text:list-item>
                  <text:list-item>
                    <text:p>33.6</text:p>
                  </text:list-item>
                  <text:list-item>
                    <text:p>18.4</text:p>
                  </text:list-item>
                  <text:list-item>
                    <text:p>10.6</text:p>
                  </text:list-item>
                  <text:list-item>
                    <text:p>8.2</text:p>
                  </text:list-item>
                </text:list>
                <draw:g>
                  <svg:desc>Sheet1.A7:Sheet1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Sheet1.B7:Sheet1.B12</svg:desc>
                </draw:g>
              </table:table-cell>
              <table:table-cell office:value-type="float" office:value="66.3">
                <text:p>66.3</text:p>
                <draw:g>
                  <svg:desc>Sheet1.A8:Sheet1.A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.2">
                <text:p>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